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f311" officeooo:paragraph-rsid="0019f311"/>
    </style:style>
    <style:style style:name="P2" style:family="paragraph" style:parent-style-name="Standard">
      <style:text-properties fo:font-weight="bold" officeooo:rsid="0019f311" officeooo:paragraph-rsid="0019f311" style:font-weight-asian="bold" style:font-weight-complex="bold"/>
    </style:style>
    <style:style style:name="P3" style:family="paragraph" style:parent-style-name="Standard">
      <style:text-properties fo:font-weight="bold" officeooo:rsid="001fb666" officeooo:paragraph-rsid="001fb666" style:font-weight-asian="bold" style:font-weight-complex="bold"/>
    </style:style>
    <style:style style:name="P4" style:family="paragraph" style:parent-style-name="Standard">
      <style:text-properties fo:font-weight="normal" officeooo:rsid="001a0024" officeooo:paragraph-rsid="001a0024" style:font-weight-asian="normal" style:font-weight-complex="normal"/>
    </style:style>
    <style:style style:name="P5" style:family="paragraph" style:parent-style-name="Standard">
      <style:text-properties fo:font-weight="normal" officeooo:rsid="001fb666" officeooo:paragraph-rsid="001fb666" style:font-weight-asian="normal" style:font-weight-complex="normal"/>
    </style:style>
    <style:style style:name="P6" style:family="paragraph" style:parent-style-name="Standard">
      <style:text-properties fo:font-weight="normal" officeooo:rsid="00215ae7" officeooo:paragraph-rsid="00215ae7" style:font-weight-asian="normal" style:font-weight-complex="normal"/>
    </style:style>
    <style:style style:name="P7" style:family="paragraph" style:parent-style-name="Standard">
      <style:text-properties fo:font-weight="normal" officeooo:rsid="0025ec3f" officeooo:paragraph-rsid="0025ec3f" style:font-weight-asian="normal" style:font-weight-complex="normal"/>
    </style:style>
    <style:style style:name="P8" style:family="paragraph" style:parent-style-name="Standard">
      <style:text-properties fo:font-size="12pt" fo:font-weight="normal" officeooo:rsid="001fb666" officeooo:paragraph-rsid="001fb666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officeooo:rsid="0013951a" officeooo:paragraph-rsid="0013951a"/>
    </style:style>
    <style:style style:name="P10" style:family="paragraph" style:parent-style-name="Table_20_Contents">
      <style:text-properties officeooo:rsid="00181c0e" officeooo:paragraph-rsid="00181c0e"/>
    </style:style>
    <style:style style:name="P11" style:family="paragraph" style:parent-style-name="Table_20_Contents">
      <style:text-properties officeooo:rsid="001a0024" officeooo:paragraph-rsid="001a0024"/>
    </style:style>
    <style:style style:name="P12" style:family="paragraph" style:parent-style-name="Table_20_Contents">
      <style:text-properties officeooo:rsid="001d67d1" officeooo:paragraph-rsid="001d67d1"/>
    </style:style>
    <style:style style:name="P13" style:family="paragraph" style:parent-style-name="Table_20_Contents">
      <style:text-properties officeooo:rsid="001f0edc" officeooo:paragraph-rsid="001f0e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urce</text:p>
      <text:p text:style-name="P8">Arduino Tutorial: Color OLED SSD1331 display with Arduino Uno from Banggood.com</text:p>
      <text:p text:style-name="P5"><text:a xlink:type="simple" xlink:href="https://www.youtube.com/watch?v=CYkGRtVv3Ls" text:style-name="Internet_20_link" text:visited-style-name="Visited_20_Internet_20_Link">https://www.youtube.com/watch?v=CYkGRtVv3Ls</text:a></text:p>
      <text:p text:style-name="P5"/>
      <text:p text:style-name="P6">Product from Banggood</text:p>
      <text:p text:style-name="P6"><text:a xlink:type="simple" xlink:href="https://www.banggood.com/0_95-Inch-7pin-Full-Color-65K-Color-SSD1331-SPI-OLED-Display-For-Arduino-p-1068167.html?rmmds=search&amp;cur_warehouse=CN" text:style-name="Internet_20_link" text:visited-style-name="Visited_20_Internet_20_Link">https://www.banggood.com/0_95-Inch-7pin-Full-Color-65K-Color-SSD1331-SPI-OLED-Display-For-Arduino-p-1068167.html?rmmds=search&amp;cur_warehouse=CN</text:a></text:p>
      <text:p text:style-name="P6"/>
      <text:p text:style-name="P6">Actual Product</text:p>
      <text:p text:style-name="P6"><text:a xlink:type="simple" xlink:href="https://de.aliexpress.com/item/Free-Shipping-0-95-inch-7pin-Full-Color-65K-Color-ssd1331-OLED-Display-3-3v-5v/32751132980.html?spm=a2g0x.10010108.1000016.1.3af24a01OMNqNF&amp;isOrigTitle=true" text:style-name="Internet_20_link" text:visited-style-name="Visited_20_Internet_20_Link">https://de.aliexpress.com/item/Free-Shipping-0-95-inch-7pin-Full-Color-65K-Color-ssd1331-OLED-Display-3-3v-5v/32751132980.html?spm=a2g0x.10010108.1000016.1.3af24a01OMNqNF&amp;isOrigTitle=true</text:a></text:p>
      <text:p text:style-name="P6"/>
      <text:p text:style-name="P7">Building Turtorial</text:p>
      <text:p text:style-name="P7"><text:a xlink:type="simple" xlink:href="https://www.youtube.com/watch?v=0X7SRuUXkv0&amp;feature=youtu.be" text:style-name="Internet_20_link" text:visited-style-name="Visited_20_Internet_20_Link">https://www.youtube.com/watch?v=0X7SRuUXkv0&amp;feature=youtu.b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7:35:40.811165825</meta:creation-date>
    <dc:date>2018-01-31T22:32:34.586983091</dc:date>
    <meta:editing-duration>PT28M10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3" meta:character-count="570" meta:non-whitespace-character-count="556"/>
  </office:meta>
</office:document-meta>
</file>